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February 23, 2022 (11:03:1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3T16:03:25Z</meta:creation-date>
    <dc:date>2022-02-23T16:03:25Z</dc:date>
    <meta:user-defined meta:name="date" meta:value-type="string">February  23, 2022 (11:03:1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